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8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able-cell-properties fo:background-color="#eb613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Bestandsformaat ST4 (bane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Cees van Nieuwenhu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style-name="ce6" office:value-type="date" office:date-value="2015-11-26" calcext:value-type="date">
            <text:p>26-11-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gemeen:</text:p>
          </table:table-cell>
          <table:table-cell office:value-type="string" calcext:value-type="string">
            <text:p>Integers hebben een Big Endian byte-or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t bestand is weggeschreven met gzip (maar heeft st4 als extensi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NT32 = 32-bits unsigned integer, INT16 = 16-bits signed integer, CHAR[7] = array van 7 bytes etc.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Fileheader (formaat identiek aan STF versies 1 en 2)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Naa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waarde</text:p>
          </table:table-cell>
          <table:table-cell table:style-name="ce2" office:value-type="string" calcext:value-type="string">
            <text:p>Omschrij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Os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Aantal onderstations (inclusief dummy) in best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fVersie</text:p>
          </table:table-cell>
          <table:table-cell office:value-type="string" calcext:value-type="string">
            <text:p>UIN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t versienumm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myLength</text:p>
          </table:table-cell>
          <table:table-cell office:value-type="string" calcext:value-type="string">
            <text:p>UINT32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Aantal bytes in een (ongebruikte buffe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UI8[996]</text:p>
          </table:table-cell>
          <table:table-cell/>
          <table:table-cell office:value-type="string" calcext:value-type="string">
            <text:p>Ongebruikte buffer van 996 bytes. Default 0 of 3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OsHeader (komt fileHeader.nrOs maal voor)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Naa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waarde</text:p>
          </table:table-cell>
          <table:table-cell table:style-name="ce2" office:value-type="string" calcext:value-type="string">
            <text:p>Omschrij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Nummer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Volgnummer (0-based) van het onders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etType</text:p>
          </table:table-cell>
          <table:table-cell office:value-type="string" calcext:value-type="string">
            <text:p>UINT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iet gebruikt ?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gNaam</text:p>
          </table:table-cell>
          <table:table-cell office:value-type="string" calcext:value-type="string">
            <text:p>CHAR[7]</text:p>
          </table:table-cell>
          <table:table-cell/>
          <table:table-cell office:value-type="string" calcext:value-type="string">
            <text:p>formaat: "%c%d%c%c", wegletter,wegnummer,dvkletter,richting (de 1<text:span text:style-name="T1">e</text:span> 7 karakters links uitgelijnd ZONDER \0 aan het eind!!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erpositie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positie langs de weg in me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standTotDS</text:p>
          </table:table-cell>
          <table:table-cell office:value-type="string" calcext:value-type="string">
            <text:p>UINT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niet meer gebruikt voor zover ik wee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kenA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aantal rijstroken op de A-b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kenB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aantal rijstroken op de B-b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Soort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aanduiding type OS, waarden: zie hier o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GP</text:p>
          </table:table-cell>
          <table:table-cell office:value-type="string" calcext:value-type="string">
            <text:p>UINT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nduiding dat Groene Pijl weergegeven kan worde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eftStrookgegevens</text:p>
          </table:table-cell>
          <table:table-cell office:value-type="string" calcext:value-type="string">
            <text:p>UINT8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Indien 1 zijn er ook strookgegevens (in afzonderlijk bestand) beschikba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Map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Vlaggen van kenmerken waar OS aan voldo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Map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Vlaggen van kenmerken waar OS aan voldo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Voor toekomstig gebrui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howMap-waarden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alt in ADY-regio A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Valt in ADY-regio B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alt in ADY-regio C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Valt in ADY-regio E</text:p>
          </table:table-cell>
          <table:table-cell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Valt in ADY-regio G</text:p>
          </table:table-cell>
          <table:table-cell table:number-columns-repeated="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Is NDW Meetpun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BlockMap-waarden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s NDW Meetpunt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s overbodig meetpunt (m.a.w. er ligt bijvoorbeeld op een paar meter een ander meetpunt)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Is slecht (is op basis van historische(?) waarden afgekeurd)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osSoort waarden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waarde</text:p>
          </table:table-cell>
          <table:table-cell table:style-name="ce2" office:value-type="string" calcext:value-type="string">
            <text:p>omschrijving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Onbekend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1-9</text:p>
          </table:table-cell>
          <table:table-cell office:value-type="string" calcext:value-type="string">
            <text:p>MCSS+ (uit oude MARE bestanden)</text:p>
          </table:table-cell>
          <table:table-cell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Ady – RSW telpunt</text:p>
          </table:table-cell>
          <table:table-cell table:number-columns-repeated="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Ady – MRBW telpunt</text:p>
          </table:table-cell>
          <table:table-cell table:number-columns-repeated="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Ady – TSW of TLP telpunt</text:p>
          </table:table-cell>
          <table:table-cell table:number-columns-repeated="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Ady – TSW telpunt</text:p>
          </table:table-cell>
          <table:table-cell table:number-columns-repeated="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Ady – TLP telpunt</text:p>
          </table:table-cell>
          <table:table-cell table:number-columns-repeated="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DW</text:p>
          </table:table-cell>
          <table:table-cell table:number-columns-repeated="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DW – lussenpaar</text:p>
          </table:table-cell>
          <table:table-cell table:number-columns-repeated="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DW – Nummerbordherkenning</text:p>
          </table:table-cell>
          <table:table-cell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DW – Bluetooth</text:p>
          </table:table-cell>
          <table:table-cell table:number-columns-repeated="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DW – Infrarood</text:p>
          </table:table-cell>
          <table:table-cell table:number-columns-repeated="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DW – Floating C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atarecord (identiek aan versie 2. Volgorde: eerst de meldingen van alle OS'en voor minuut 0, daarna alle OS'en minuut 1 etc.)</text:p>
          </table:table-cell>
          <table:table-cell table:style-name="ce2" table:number-columns-repeated="3"/>
          <table:table-cell table:style-name="ce7" table:number-columns-repeated="3"/>
        </table:table-row>
        <table:table-row table:style-name="ro1">
          <table:table-cell table:style-name="ce2" office:value-type="string" calcext:value-type="string">
            <text:p>Naam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waarde</text:p>
          </table:table-cell>
          <table:table-cell table:style-name="ce2" office:value-type="string" calcext:value-type="string">
            <text:p>Omschrijving</text:p>
          </table:table-cell>
          <table:table-cell table:style-name="ce7" table:number-columns-repeated="3"/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Intensiteit Baan A (in eenheden van 50 mvt/uur). Waarden &gt;= 250 zijn fout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Intensiteit Baan B (in eenheden van 50 mvt/uur). Waarden &gt;= 250 zijn fout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snelheid Baan A in km/uur. Waarden &gt;= 250 zijn fout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snelheid Baan A in km/uur. Waarden &gt;= 250 zijn fout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Bits1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hasData vlag van strook 1 tm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Bits2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Niet gebrui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Bits3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afgesloten strook vlag van strook 1 tm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Bits4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onbemeten strook vlaggen van strook 1 tm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ldstand1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beeldstandcode van strook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ldstand2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beeldstandcode van strook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ldstand3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beeldstandcode van strook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ldstand4</text:p>
          </table:table-cell>
          <table:table-cell office:value-type="string" calcext:value-type="string">
            <text:p>UINT4</text:p>
          </table:table-cell>
          <table:table-cell/>
          <table:table-cell office:value-type="string" calcext:value-type="string">
            <text:p>De beeldstandcode van strook 4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elichtin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DataVlag</text:p>
          </table:table-cell>
          <table:table-cell office:value-type="string" calcext:value-type="string">
            <text:p>Indien true, dan is er voor de betreffende strook geen data ontvan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geslotenStrookVlag</text:p>
          </table:table-cell>
          <table:table-cell office:value-type="string" calcext:value-type="string">
            <text:p>Indien true, dan is er boven de betreffende strook een rood kruis geplaatst en wordt er geen verkeer veronderste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bementenStrookVlag</text:p>
          </table:table-cell>
          <table:table-cell office:value-type="string" calcext:value-type="string">
            <text:p>Indien true, dan is de strook niet bemeten (terwijl er wel verkeer kan hebben gereden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Beeldstandcode:</text:p>
          </table:table-cell>
          <table:table-cell table:style-name="ce2" office:value-type="string" calcext:value-type="string">
            <text:p>Een code van 4 bits (waarden 0 tm 15) de volgende beeldstanden representeren</text:p>
          </table:table-cell>
          <table:table-cell table:style-name="ce2" table:number-columns-repeated="2"/>
          <table:table-cell table:style-name="ce7" table:number-columns-repeated="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[ ]</text:p>
          </table:table-cell>
          <table:table-cell office:value-type="string" calcext:value-type="string">
            <text:p>Blank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Ø</text:p>
          </table:table-cell>
          <table:table-cell office:value-type="string" calcext:value-type="string">
            <text:p>Einde alle restricties</text:p>
          </table:table-cell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Rood kruis</text:p>
          </table:table-cell>
          <table:table-cell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Vallende groene pijl</text:p>
          </table:table-cell>
          <table:table-cell table:number-columns-repeated="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←</text:p>
          </table:table-cell>
          <table:table-cell office:value-type="string" calcext:value-type="string">
            <text:p>Verdrijfpijl links</text:p>
          </table:table-cell>
          <table:table-cell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Verdrijfpijl rechts</text:p>
          </table:table-cell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[[ ]]</text:p>
          </table:table-cell>
          <table:table-cell office:value-type="string" calcext:value-type="string">
            <text:p>Overruling blank</text:p>
          </table:table-cell>
          <table:table-cell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-00-0000</text:date>, <text:time style:data-style-name="N2" text:time-value="14:47:34.103787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es van Nieuwenhuize</meta:initial-creator>
    <meta:creation-date>2015-11-26T11:49:58.828526252</meta:creation-date>
    <dc:date>2015-11-26T14:58:25.620258213</dc:date>
    <dc:creator>Cees van Nieuwenhuize</dc:creator>
    <meta:editing-duration>PT1H1M11S</meta:editing-duration>
    <meta:editing-cycles>9</meta:editing-cycles>
    <meta:generator>LibreOffice/5.0.3.2$Linux_X86_64 LibreOffice_project/00m0$Build-2</meta:generator>
    <meta:document-statistic meta:table-count="1" meta:cell-count="214" meta:object-count="0"/>
  </office:meta>
</office:document-meta>
</file>